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betan Machine Uni" svg:font-family="'Tibetan Machine Uni'"/>
    <style:font-face style:name="Times New Roman" svg:font-family="'Times New Roman'" style:font-family-generic="roman"/>
    <style:font-face style:name="Arial" svg:font-family="Arial" style:font-family-generic="swiss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text-properties officeooo:rsid="001e55a2"/>
    </style:style>
    <style:style style:name="P2" style:family="paragraph" style:parent-style-name="Standard">
      <style:text-properties style:text-underline-style="solid" style:text-underline-width="auto" style:text-underline-color="font-color" officeooo:rsid="001e55a2" officeooo:paragraph-rsid="001e55a2"/>
    </style:style>
    <style:style style:name="P3" style:family="paragraph" style:parent-style-name="Standard">
      <style:text-properties style:text-underline-style="solid" style:text-underline-width="auto" style:text-underline-color="font-color" officeooo:rsid="001fd622" officeooo:paragraph-rsid="001fd622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01fd62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Operator Precedence</text:p>
      <text:p text:style-name="P2"><text:span text:style-name="T1"/></text:p>
      <text:p text:style-name="P3"><text:span text:style-name="T1">Level 1<text:tab/>Unary<text:tab/><text:tab/><text:tab/><text:tab/>+, -</text:span></text:p>
      <text:p text:style-name="P2"><text:span text:style-name="T1">Level </text:span><text:span text:style-name="T2">2</text:span><text:span text:style-name="T1"><text:tab/>Exponential<text:tab/><text:tab/><text:tab/>^</text:span></text:p>
      <text:p text:style-name="P2"><text:span text:style-name="T1">Level </text:span><text:span text:style-name="T2">3</text:span><text:span text:style-name="T1"><text:tab/>Multiplicative<text:tab/><text:tab/><text:tab/>*, /</text:span></text:p>
      <text:p text:style-name="P2"><text:span text:style-name="T1">Level </text:span><text:span text:style-name="T2">4</text:span><text:span text:style-name="T1"><text:tab/>Additive<text:tab/><text:tab/><text:tab/>+, -</text:span></text:p>
      <text:p text:style-name="P2"><text:span text:style-name="T1"/></text:p>
      <text:p text:style-name="P2"><text:span text:style-name="T1"/></text:p>
      <text:p text:style-name="P2">Grammar</text:p>
      <text:p text:style-name="P2"><text:span text:style-name="T1"/></text:p>
      <text:p text:style-name="P3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betan Machine Uni" svg:font-family="'Tibetan Machine Uni'"/>
    <style:font-face style:name="Times New Roman" svg:font-family="'Times New Roman'" style:font-family-generic="roman"/>
    <style:font-face style:name="Arial" svg:font-family="Arial" style:font-family-generic="swiss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" style:font-size-asian="12pt" style:language-asian="zh" style:country-asian="CN" style:font-name-complex="Tibetan Machine Uni" style:font-size-complex="10pt" style:language-complex="zxx" style:country-complex="none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" style:font-size-asian="12pt" style:language-asian="zh" style:country-asian="CN" style:font-name-complex="Tibetan Machine Uni" style:font-size-complex="10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Times New Roman" fo:font-family="'Times New Roman'" style:font-family-generic="roman" fo:font-size="12pt" style:font-name-asian="Arial" style:font-family-asian="Arial" style:font-family-generic-asian="swiss" style:font-size-asian="14pt" style:font-name-complex="Tibetan Machine Uni" style:font-family-complex="'Tibetan Machine Uni'" style:font-size-complex="12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name-asian="Arial" style:font-family-asian="Arial" style:font-family-generic-asian="swiss" style:font-name-complex="Tibetan Machine Uni" style:font-family-complex="'Tibetan Machine Uni'" style:font-size-complex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name-asian="Arial" style:font-family-asian="Arial" style:font-family-generic-asian="swiss" style:font-size-asian="12pt" style:font-style-asian="italic" style:font-name-complex="Tibetan Machine Uni" style:font-family-complex="'Tibetan Machine Un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asian="Arial" style:font-family-asian="Arial" style:font-family-generic-asian="swiss" style:font-name-complex="Tibetan Machine Uni" style:font-family-complex="'Tibetan Machine Uni'" style:font-size-complex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2T09:36:38.766175495</meta:creation-date>
    <dc:date>2017-09-02T09:52:57.252365240</dc:date>
    <meta:editing-duration>PT4M58S</meta:editing-duration>
    <meta:editing-cycles>1</meta:editing-cycles>
    <meta:document-statistic meta:table-count="0" meta:image-count="0" meta:object-count="0" meta:page-count="1" meta:paragraph-count="6" meta:word-count="22" meta:character-count="122" meta:non-whitespace-character-count="97"/>
    <meta:generator>LibreOffice/5.3.3.2$Linux_X86_64 LibreOffice_project/30m0$Build-2</meta:generator>
  </office:meta>
</office:document-meta>
</file>